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8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14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4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ortex A7 Times</text:p>
          </table:table-cell>
          <table:table-cell table:style-name="Default" office:value-type="string" calcext:value-type="string">
            <text:p>Cortex A15 Times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rk_2</text:p>
          </table:table-cell>
          <table:table-cell table:style-name="ce1" office:value-type="float" office:value="5158227.84810127" calcext:value-type="float">
            <text:p>5158228</text:p>
          </table:table-cell>
          <table:table-cell office:value-type="float" office:value="6158227.84810127" calcext:value-type="float">
            <text:p>6158228</text:p>
          </table:table-cell>
          <table:table-cell table:formula="of:=[.G16]/[.H16]" office:value-type="float" office:value="0.837615621788283" calcext:value-type="float">
            <text:p>0.83761562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rk_3</text:p>
          </table:table-cell>
          <table:table-cell table:style-name="ce1" office:value-type="float" office:value="5088607.59493671" calcext:value-type="float">
            <text:p>5088608</text:p>
          </table:table-cell>
          <table:table-cell office:value-type="float" office:value="6234177.21518987" calcext:value-type="float">
            <text:p>6234177</text:p>
          </table:table-cell>
          <table:table-cell table:formula="of:=[.G17]/[.H17]" office:value-type="float" office:value="0.816243654822335" calcext:value-type="float">
            <text:p>0.81624365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rk_0</text:p>
          </table:table-cell>
          <table:table-cell table:style-name="ce1" office:value-type="float" office:value="5088607.59493671" calcext:value-type="float">
            <text:p>5088608</text:p>
          </table:table-cell>
          <table:table-cell office:value-type="float" office:value="6253164.55696203" calcext:value-type="float">
            <text:p>6253165</text:p>
          </table:table-cell>
          <table:table-cell table:formula="of:=[.G18]/[.H18]" office:value-type="float" office:value="0.813765182186234" calcext:value-type="float">
            <text:p>0.81376518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roadcastKeys</text:p>
          </table:table-cell>
          <table:table-cell table:style-name="ce1" office:value-type="float" office:value="5569620.25316456" calcext:value-type="float">
            <text:p>5569620</text:p>
          </table:table-cell>
          <table:table-cell office:value-type="float" office:value="6354430.37974684" calcext:value-type="float">
            <text:p>6354430</text:p>
          </table:table-cell>
          <table:table-cell table:formula="of:=[.G19]/[.H19]" office:value-type="float" office:value="0.876494023904382" calcext:value-type="float">
            <text:p>0.876494023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rk_1</text:p>
          </table:table-cell>
          <table:table-cell table:style-name="ce1" office:value-type="float" office:value="5917721.51898734" calcext:value-type="float">
            <text:p>5917722</text:p>
          </table:table-cell>
          <table:table-cell office:value-type="float" office:value="6607594.93670886" calcext:value-type="float">
            <text:p>6607595</text:p>
          </table:table-cell>
          <table:table-cell table:formula="of:=[.G20]/[.H20]" office:value-type="float" office:value="0.895593869731801" calcext:value-type="float">
            <text:p>0.895593869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mplode_Xor2_samples</text:p>
          </table:table-cell>
          <table:table-cell table:style-name="ce1" office:value-type="float" office:value="328056962.025316" calcext:value-type="float">
            <text:p>328056962</text:p>
          </table:table-cell>
          <table:table-cell office:value-type="float" office:value="59316455.6962025" calcext:value-type="float">
            <text:p>59316456</text:p>
          </table:table-cell>
          <table:table-cell table:formula="of:=[.G21]/[.H21]" office:value-type="float" office:value="5.53062313273581" calcext:value-type="float">
            <text:p>5.530623132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mplode_Xor1_1_samples</text:p>
          </table:table-cell>
          <table:table-cell table:style-name="ce1" office:value-type="float" office:value="362803797.468354" calcext:value-type="float">
            <text:p>362803797</text:p>
          </table:table-cell>
          <table:table-cell office:value-type="float" office:value="84784810.1265823" calcext:value-type="float">
            <text:p>84784810</text:p>
          </table:table-cell>
          <table:table-cell table:formula="of:=[.G22]/[.H22]" office:value-type="float" office:value="4.27911316810988" calcext:value-type="float">
            <text:p>4.279113168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oin_3</text:p>
          </table:table-cell>
          <table:table-cell table:style-name="ce1" office:value-type="float" office:value="362879746.835443" calcext:value-type="float">
            <text:p>362879747</text:p>
          </table:table-cell>
          <table:table-cell office:value-type="float" office:value="100797468.35443" calcext:value-type="float">
            <text:p>100797468</text:p>
          </table:table-cell>
          <table:table-cell table:formula="of:=[.G23]/[.H23]" office:value-type="float" office:value="3.60008790656789" calcext:value-type="float">
            <text:p>3.600087906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oin_1</text:p>
          </table:table-cell>
          <table:table-cell table:style-name="ce1" office:value-type="float" office:value="362943037.974683" calcext:value-type="float">
            <text:p>362943038</text:p>
          </table:table-cell>
          <table:table-cell office:value-type="float" office:value="118272151.898734" calcext:value-type="float">
            <text:p>118272152</text:p>
          </table:table-cell>
          <table:table-cell table:formula="of:=[.G24]/[.H24]" office:value-type="float" office:value="3.06871086851823" calcext:value-type="float">
            <text:p>3.068710868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oin_2</text:p>
          </table:table-cell>
          <table:table-cell table:style-name="ce1" office:value-type="float" office:value="841936708.86076" calcext:value-type="float">
            <text:p>841936709</text:p>
          </table:table-cell>
          <table:table-cell office:value-type="float" office:value="121044303.797468" calcext:value-type="float">
            <text:p>121044304</text:p>
          </table:table-cell>
          <table:table-cell table:formula="of:=[.G25]/[.H25]" office:value-type="float" office:value="6.95560784313728" calcext:value-type="float">
            <text:p>6.955607843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mplode_Xor1_0_samples</text:p>
          </table:table-cell>
          <table:table-cell table:style-name="ce1" office:value-type="float" office:value="388139240.506329" calcext:value-type="float">
            <text:p>388139241</text:p>
          </table:table-cell>
          <table:table-cell office:value-type="float" office:value="123037974.683544" calcext:value-type="float">
            <text:p>123037975</text:p>
          </table:table-cell>
          <table:table-cell table:formula="of:=[.G26]/[.H26]" office:value-type="float" office:value="3.15462962962964" calcext:value-type="float">
            <text:p>3.15462962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oin_0</text:p>
          </table:table-cell>
          <table:table-cell table:style-name="ce1" office:value-type="float" office:value="582386075.949367" calcext:value-type="float">
            <text:p>582386076</text:p>
          </table:table-cell>
          <table:table-cell office:value-type="float" office:value="145727848.101266" calcext:value-type="float">
            <text:p>145727848</text:p>
          </table:table-cell>
          <table:table-cell table:formula="of:=[.G27]/[.H27]" office:value-type="float" office:value="3.99639522258414" calcext:value-type="float">
            <text:p>3.996395222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eadKeys</text:p>
          </table:table-cell>
          <table:table-cell table:style-name="ce1" office:value-type="float" office:value="722164556.962025" calcext:value-type="float">
            <text:p>722164557</text:p>
          </table:table-cell>
          <table:table-cell office:value-type="float" office:value="381829113.924051" calcext:value-type="float">
            <text:p>381829114</text:p>
          </table:table-cell>
          <table:table-cell table:formula="of:=[.G29]/[.H29]" office:value-type="float" office:value="1.89132921149033" calcext:value-type="float">
            <text:p>1.89132921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xor</text:p>
          </table:table-cell>
          <table:table-cell table:style-name="ce1" office:value-type="float" office:value="1165368897.79385" calcext:value-type="float">
            <text:p>1165368898</text:p>
          </table:table-cell>
          <table:table-cell office:value-type="float" office:value="291630198.915009" calcext:value-type="float">
            <text:p>291630199</text:p>
          </table:table-cell>
          <table:table-cell table:formula="of:=[.G30]/[.H30]" office:value-type="float" office:value="3.99605014202757" calcext:value-type="float">
            <text:p>3.99605014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riteResults</text:p>
          </table:table-cell>
          <table:table-cell table:style-name="ce1" office:value-type="float" office:value="1028721518.98734" calcext:value-type="float">
            <text:p>1028721519</text:p>
          </table:table-cell>
          <table:table-cell office:value-type="float" office:value="536506329.113924" calcext:value-type="float">
            <text:p>536506329</text:p>
          </table:table-cell>
          <table:table-cell table:formula="of:=[.G31]/[.H31]" office:value-type="float" office:value="1.91744526236316" calcext:value-type="float">
            <text:p>1.917445262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kewTentCell</text:p>
          </table:table-cell>
          <table:table-cell table:style-name="ce1" office:value-type="float" office:value="15351933545.3165" calcext:value-type="float">
            <text:p>15351933545</text:p>
          </table:table-cell>
          <table:table-cell office:value-type="float" office:value="9063219938.83544" calcext:value-type="float">
            <text:p>9063219939</text:p>
          </table:table-cell>
          <table:table-cell table:formula="of:=[.G32]/[.H32]" office:value-type="float" office:value="1.69387189640342" calcext:value-type="float">
            <text:p>1.693871896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wlcCell</text:p>
          </table:table-cell>
          <table:table-cell table:style-name="ce1" office:value-type="float" office:value="16358427210.5316" calcext:value-type="float">
            <text:p>16358427211</text:p>
          </table:table-cell>
          <table:table-cell office:value-type="float" office:value="9710924051.44304" calcext:value-type="float">
            <text:p>9710924051</text:p>
          </table:table-cell>
          <table:table-cell table:formula="of:=[.G33]/[.H33]" office:value-type="float" office:value="1.68453868281472" calcext:value-type="float">
            <text:p>1.6845386828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J16:Sheet1.K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5:07:09.472571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4:56:37.449343150</meta:creation-date>
    <dc:date>2017-04-22T15:51:35.512657212</dc:date>
    <meta:editing-duration>PT43M14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